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eabf" officeooo:paragraph-rsid="0006eabf"/>
    </style:style>
    <style:style style:name="P2" style:family="paragraph" style:parent-style-name="Standard">
      <style:text-properties officeooo:rsid="00082a34" officeooo:paragraph-rsid="00082a34"/>
    </style:style>
    <style:style style:name="P3" style:family="paragraph" style:parent-style-name="Standard">
      <style:text-properties officeooo:rsid="00094552" officeooo:paragraph-rsid="00094552"/>
    </style:style>
    <style:style style:name="P4" style:family="paragraph" style:parent-style-name="Standard">
      <style:text-properties officeooo:rsid="0009cd3c" officeooo:paragraph-rsid="0009cd3c"/>
    </style:style>
    <style:style style:name="P5" style:family="paragraph" style:parent-style-name="Standard">
      <style:text-properties officeooo:rsid="000c5e8c" officeooo:paragraph-rsid="000c5e8c"/>
    </style:style>
    <style:style style:name="P6" style:family="paragraph" style:parent-style-name="Standard">
      <style:text-properties officeooo:rsid="000d8868" officeooo:paragraph-rsid="000d8868"/>
    </style:style>
    <style:style style:name="P7" style:family="paragraph" style:parent-style-name="Standard">
      <style:text-properties officeooo:rsid="000d9765" officeooo:paragraph-rsid="000d9765"/>
    </style:style>
    <style:style style:name="P8" style:family="paragraph" style:parent-style-name="Standard">
      <style:text-properties officeooo:rsid="000e6ca4" officeooo:paragraph-rsid="000e6ca4"/>
    </style:style>
    <style:style style:name="P9" style:family="paragraph" style:parent-style-name="Standard">
      <style:text-properties officeooo:rsid="000fa5f5" officeooo:paragraph-rsid="000fa5f5"/>
    </style:style>
    <style:style style:name="T1" style:family="text">
      <style:text-properties officeooo:rsid="0008fa86"/>
    </style:style>
    <style:style style:name="T2" style:family="text">
      <style:text-properties fo:color="#ce18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T Egzamino šakos:</text:p>
      <text:p text:style-name="P1"/>
      <text:p text:style-name="P1"><text:span text:style-name="T1">(01)</text:span>master – tai, kas buvo atiduota egzaminui.</text:p>
      <text:p text:style-name="P1"/>
      <text:p text:style-name="P1"><text:span text:style-name="T1">(02)</text:span>bandymas – tolimesnis projekto darymas.</text:p>
      <text:p text:style-name="P1"/>
      <text:p text:style-name="P1"><text:span text:style-name="T1">(03)</text:span>App – padarymas, kad vėl būtų App.js → index.js atidarinės App.js, o App.js atidarinės visą aplikaciją.</text:p>
      <text:p text:style-name="P2">Taip pat, čia padaryti ManyToMany ryšiai tarp Švenčių ir Šalių. Tik dabar tai įgyvendinti reikia.</text:p>
      <text:p text:style-name="P2"/>
      <text:p text:style-name="P2"><text:span text:style-name="T1">04</text:span>rysiai – čia bus perdaromi konstruktoriai, servisai ir kontroleriai, kad būtų galima įgyvendinti Many-to-Many.</text:p>
      <text:p text:style-name="P2"/>
      <text:p text:style-name="P3">05papildomasid – pridėjau papildomus id laukus šventėms ir šalims. Šventėje vadinasi „code“, o šalyje vadinasi „countryCode“. Dabar šiuos laukus naudoju, kad identifikuoti įrašą fronte ir perduoti tai į backą.</text:p>
      <text:p text:style-name="P3">Šie laukai generuojami su 7 atsitiktinių simbolių eilute + „_“ ir + title.</text:p>
      <text:p text:style-name="P3"/>
      <text:p text:style-name="P3">06saliulistai – šitoje šakoje pažiūrėsiu ar šventėje priskyrus šalį, šalyje matau švetės įrašą.</text:p>
      <text:p text:style-name="P4">Šventėse pridėjus šalis, šalyse matosi, kad joms yra priskirtos šventės!!!!!!!</text:p>
      <text:p text:style-name="P4">Padarytas loginimas – kai sukuria naują šventę.</text:p>
      <text:p text:style-name="P4"/>
      <text:p text:style-name="P4">07springsecurity – čia reikia padaryti prisijungimą prie sistemos. Ir dar <text:span text:style-name="T2">papildyti loginimą</text:span> kitose operacijose.</text:p>
      <text:p text:style-name="P4"/>
      <text:p text:style-name="P5">08pravalymas – čia pravalysiu nereikalingą kodą, kad nebūtų nereikalingų klasių ar JS failų reakte.</text:p>
      <text:p text:style-name="P5"/>
      <text:p text:style-name="P6">09logging – čia padariau loginimą.</text:p>
      <text:p text:style-name="P6"/>
      <text:p text:style-name="P7">10uzpildymas – čia padarysiu automatinį duomenų užpildymą. Suvesti roles (admin ir user) bei vieną vartotoją su admin teisėmis.</text:p>
      <text:p text:style-name="P1"/>
      <text:p text:style-name="P8">11tikrinimai – čia sudėsiu tikrinimus, kad nebūtų galima įvesti tokio pačio įrašo – pavadinimas yra unikalus.</text:p>
      <text:p text:style-name="P1"/>
      <text:p text:style-name="P9">12spinner – padariau, kad suktusi ratukas, kai dar nėra duomenų, kuriuos reikia užkrauti ir parodyti.</text:p>
      <text:p text:style-name="P9"/>
      <text:p text:style-name="P9">13krepselis – vartotojas gali įsidėti į savo krepšelį šventes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09:12:35.655213059</meta:creation-date>
    <dc:date>2019-06-08T16:17:29.001468458</dc:date>
    <meta:editing-duration>PT22M4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208" meta:character-count="1570" meta:non-whitespace-character-count="1365"/>
  </office:meta>
</office:document-meta>
</file>